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fr" fo:country="FR" officeooo:rsid="0000dc68" officeooo:paragraph-rsid="0001fc40"/>
    </style:style>
    <style:style style:name="P2" style:family="paragraph" style:parent-style-name="Standard">
      <style:text-properties style:font-name="Arial" fo:language="fr" fo:country="FR" officeooo:rsid="0001fc40" officeooo:paragraph-rsid="0001fc40"/>
    </style:style>
    <style:style style:name="P3" style:family="paragraph" style:parent-style-name="Standard">
      <style:text-properties style:font-name="Arial" fo:language="fr" fo:country="FR" officeooo:rsid="0001fc40" officeooo:paragraph-rsid="00049ae6"/>
    </style:style>
    <style:style style:name="P4" style:family="paragraph" style:parent-style-name="Standard">
      <style:text-properties style:font-name="Arial" fo:language="fr" fo:country="FR" officeooo:rsid="00049ae6" officeooo:paragraph-rsid="00049ae6"/>
    </style:style>
    <style:style style:name="P5" style:family="paragraph" style:parent-style-name="Standard">
      <style:text-properties style:font-name="Arial" fo:language="fr" fo:country="FR" officeooo:rsid="0005f3dd" officeooo:paragraph-rsid="0005f3dd"/>
    </style:style>
    <style:style style:name="P6" style:family="paragraph" style:parent-style-name="Standard">
      <style:paragraph-properties fo:text-align="center" style:justify-single-word="false"/>
      <style:text-properties style:font-name="Arial" fo:font-size="15pt" fo:language="fr" fo:country="FR" fo:font-weight="bold" officeooo:rsid="0005f3dd" officeooo:paragraph-rsid="0005f3dd" style:font-size-asian="15pt" style:font-weight-asian="bold" style:font-size-complex="15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ize="24pt" fo:language="fr" fo:country="FR" fo:font-weight="bold" officeooo:rsid="0005f3dd" officeooo:paragraph-rsid="0005f3dd" style:font-size-asian="24pt" style:font-weight-asian="bold" style:font-size-complex="24pt" style:font-weight-complex="bold"/>
    </style:style>
    <style:style style:name="T1" style:family="text">
      <style:text-properties officeooo:rsid="0001fc40"/>
    </style:style>
    <style:style style:name="T2" style:family="text">
      <style:text-properties officeooo:rsid="000371dc"/>
    </style:style>
    <style:style style:name="T3" style:family="text">
      <style:text-properties officeooo:rsid="00049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hibaut Delplanque</text:p>
      <text:p text:style-name="P7">Rapport </text:p>
      <text:p text:style-name="P7"/>
      <text:p text:style-name="P6">Projet : Shopping-Bag</text:p>
      <text:p text:style-name="P6"/>
      <text:p text:style-name="P1"><text:tab/></text:p>
      <text:p text:style-name="P1"><text:tab/>Pour ce projet, la réalisation d’un site permettant de commander de<text:span text:style-name="T1">s</text:span> produit <text:span text:style-name="T1">et des boisson pour le petit <text:s/>déjeuner, nous devions implémenter une base de donnée gérant les différents produits et les commandes des utilisateurs, enregistré ou non dans la base.</text:span></text:p>
      <text:p text:style-name="P2">Nous devions aussi implémenté un système de panier permettant la gestion simple d’une commande.</text:p>
      <text:p text:style-name="P2"/>
      <text:p text:style-name="P2"><text:tab/>Je suis d’abord partie sur une conception d’une nouvelle base de donnée simplifié pour facilité la gestion des données. </text:p>
      <text:p text:style-name="P2">Pour la réalisation du site, je suis partie sur une conception MVC (Model View Controller).</text:p>
      <text:p text:style-name="P2">Pour chaque table dans la base de donnée, une classe dans le dossier « views » est associé, <text:s text:c="2"/>ainsi que l’ajout de classe manager permettant de réaliser les méthode CRUD pour chacune des classe<text:span text:style-name="T2">s</text:span>.</text:p>
      <text:p text:style-name="P2"/>
      <text:p text:style-name="P3"><text:tab/><text:span text:style-name="T3">Pour la réalisation de ce projet, j’ai rencontré quelques <text:s/>problèmes.</text:span></text:p>
      <text:p text:style-name="P3"><text:span text:style-name="T3">j’ai manqué de temps pour finalisé le projet en raison de la difficulté à comprendre le principe du modèle MVC, qui à était peu détaillé dans le cours.</text:span></text:p>
      <text:p text:style-name="P4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6.2$Windows_X86_64 LibreOffice_project/0c292870b25a325b5ed35f6b45599d2ea4458e77</meta:generator>
    <dc:date>2019-01-28T20:30:40.119000000</dc:date>
    <meta:editing-duration>PT18M24S</meta:editing-duration>
    <meta:editing-cycles>4</meta:editing-cycles>
    <meta:document-statistic meta:table-count="0" meta:image-count="0" meta:object-count="0" meta:page-count="1" meta:paragraph-count="11" meta:word-count="167" meta:character-count="1030" meta:non-whitespace-character-count="863"/>
  </office:meta>
</office:document-meta>
</file>